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13.test_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ValueTest_error_13.test_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2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2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jsonpath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ValueTest_error_13.test_1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ValueTest_error_13.test_2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json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ValueTest_error_13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1.M1( BigDecimal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ValueTest_error_13.test_17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1_n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ValueTest_error_13.test_2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ValueTest_error_13.test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2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ValueTest_error_13.test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ValueTest_error_13.test_jsonpath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ValueTest_error_13.test_2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2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2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ValueTest_error_13.test_jsonpath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